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T1" style:family="text">
      <style:text-properties officeooo:rsid="0012f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Функции для api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6T14:39:24.288787836</meta:creation-date>
    <dc:date>2025-03-26T14:40:51.677565634</dc:date>
    <meta:editing-duration>PT1M28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3"/>
    <meta:generator>LibreOffice/25.2.1.2$Linux_X86_64 LibreOffice_project/520$Build-2</meta:generator>
  </office:meta>
</office:document-meta>
</file>